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3125in" style:rel-column-width="3060*"/>
    </style:style>
    <style:style style:name="Table1.B" style:family="table-column">
      <style:table-column-properties style:column-width="0.9375in" style:rel-column-width="9180*"/>
    </style:style>
    <style:style style:name="Table1.C" style:family="table-column">
      <style:table-column-properties style:column-width="5.4431in" style:rel-column-width="5329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2014in" style:rel-column-width="11764*"/>
    </style:style>
    <style:style style:name="Table2.B" style:family="table-column">
      <style:table-column-properties style:column-width="5.4917in" style:rel-column-width="53771*"/>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weight="bold" officeooo:paragraph-rsid="000f2261" style:font-weight-asian="bold" style:font-weight-complex="bold"/>
    </style:style>
    <style:style style:name="P2" style:family="paragraph" style:parent-style-name="Standard">
      <style:text-properties style:text-underline-style="solid" style:text-underline-width="auto" style:text-underline-color="font-color" fo:font-weight="bold" officeooo:paragraph-rsid="000f2261" style:font-weight-asian="bold" style:font-weight-complex="bold"/>
    </style:style>
    <style:style style:name="P3" style:family="paragraph" style:parent-style-name="Standard">
      <style:text-properties fo:font-weight="normal" officeooo:paragraph-rsid="000f2261" style:font-weight-asian="normal" style:font-weight-complex="normal"/>
    </style:style>
    <style:style style:name="P4" style:family="paragraph" style:parent-style-name="Standard">
      <style:text-properties fo:font-style="normal" style:text-underline-style="solid" style:text-underline-width="auto" style:text-underline-color="font-color" fo:font-weight="normal" officeooo:paragraph-rsid="000f2261" style:font-style-asian="normal" style:font-weight-asian="normal" style:font-style-complex="normal" style:font-weight-complex="normal"/>
    </style:style>
    <style:style style:name="P5" style:family="paragraph" style:parent-style-name="Standard">
      <style:text-properties fo:font-style="normal" style:text-underline-style="solid" style:text-underline-width="auto" style:text-underline-color="font-color" fo:font-weight="bold" officeooo:paragraph-rsid="000f2261" style:font-style-asian="normal" style:font-weight-asian="bold" style:font-style-complex="normal" style:font-weight-complex="bold"/>
    </style:style>
    <style:style style:name="P6" style:family="paragraph" style:parent-style-name="Standard">
      <style:text-properties style:text-underline-style="none" fo:font-weight="bold" officeooo:paragraph-rsid="000f2261" style:font-weight-asian="bold" style:font-weight-complex="bold"/>
    </style:style>
    <style:style style:name="P7" style:family="paragraph" style:parent-style-name="Standard">
      <style:text-properties style:font-name="DejaVu Sans Mono" fo:font-size="8pt" officeooo:paragraph-rsid="000f2261" style:font-size-asian="8pt" style:font-size-complex="8pt"/>
    </style:style>
    <style:style style:name="P8" style:family="paragraph" style:parent-style-name="Standard">
      <style:text-properties officeooo:paragraph-rsid="000f2261"/>
    </style:style>
    <style:style style:name="P9" style:family="paragraph" style:parent-style-name="Standard">
      <style:paragraph-properties fo:break-before="page"/>
      <style:text-properties officeooo:paragraph-rsid="000f2261"/>
    </style:style>
    <style:style style:name="P10" style:family="paragraph" style:parent-style-name="Table_20_Contents">
      <style:text-properties officeooo:paragraph-rsid="000f2261"/>
    </style:style>
    <style:style style:name="T1" style:family="text">
      <style:text-properties style:text-position="super 58%"/>
    </style:style>
    <style:style style:name="T2" style:family="text">
      <style:text-properties officeooo:rsid="000c238e"/>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weight="bold" style:font-weight-asian="bold" style:font-weight-complex="bold"/>
    </style:style>
    <style:style style:name="T8"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ecification EpiData Template file structure</text:p>
      <text:p text:style-name="P8"/>
      <text:p text:style-name="P8">An EpiData Template is a flat text file containing structured text lines, which can be used to create the contents of a dataset. </text:p>
      <text:p text:style-name="P8"/>
      <text:p text:style-name="P8">Contents of the file is case independent, but the key words contained must be in the same order as specified here. The file contains the following lines:</text:p>
      <text:p text:style-name="P8"/>
      <text:p text:style-name="P1">Obligatory lines:</text:p>
      <text:p text:style-name="P8">Lines thereafter are either comments or content specifications (or blank lines). Comments can fore example be used for descriptions of the contents, version information, documentation, web site reference or organisational information. Comment lines ALWAYS starts with a #</text:p>
      <text:p text:style-name="P8"># <text:s/>Here you can describe the purpose, version etc. </text:p>
      <text:p text:style-name="P8"/>
      <text:p text:style-name="P8">The complete start of a template could then be: (the number just indicates line number):</text:p>
      <text:p text:style-name="P8">1 # Epidata template file</text:p>
      <text:p text:style-name="P8">2 # Version 2.2 created March 2<text:span text:style-name="T1">nd</text:span> 2010 </text:p>
      <text:p text:style-name="P8"/>
      <text:p text:style-name="P8">Following the above header information the remaining lines specifies the contents of the file. Six types (d1 - d6) of specifications are allowed:</text:p>
      <table:table table:name="Table1" table:style-name="Table1">
        <table:table-column table:style-name="Table1.A"/>
        <table:table-column table:style-name="Table1.B"/>
        <table:table-column table:style-name="Table1.C"/>
        <table:table-row>
          <table:table-cell table:style-name="Table1.A1" office:value-type="string">
            <text:p text:style-name="P10">d1</text:p>
          </table:table-cell>
          <table:table-cell table:style-name="Table1.A1" office:value-type="string">
            <text:p text:style-name="P10">title</text:p>
          </table:table-cell>
          <table:table-cell table:style-name="Table1.C1" office:value-type="string">
            <text:p text:style-name="P8">This line contains the title of the project and must start with ”title”. Only one such line must exist.</text:p>
          </table:table-cell>
        </table:table-row>
        <table:table-row>
          <table:table-cell table:style-name="Table1.A2" office:value-type="string">
            <text:p text:style-name="P10">d2</text:p>
          </table:table-cell>
          <table:table-cell table:style-name="Table1.A2" office:value-type="string">
            <text:p text:style-name="P10">valuelabels</text:p>
          </table:table-cell>
          <table:table-cell table:style-name="Table1.C2" office:value-type="string">
            <text:p text:style-name="P10">These lines specify a valuelabel for a set of valuelabels. Line MUST start with ”valuelabel”</text:p>
          </table:table-cell>
        </table:table-row>
        <table:table-row>
          <table:table-cell table:style-name="Table1.A2" office:value-type="string">
            <text:p text:style-name="P10">d3</text:p>
          </table:table-cell>
          <table:table-cell table:style-name="Table1.A2" office:value-type="string">
            <text:p text:style-name="P10">sections</text:p>
          </table:table-cell>
          <table:table-cell table:style-name="Table1.C2" office:value-type="string">
            <text:p text:style-name="P10">These lines specify a named section. Line MUST start with ”section” and cannot specify the main section – it is always present.</text:p>
          </table:table-cell>
        </table:table-row>
        <table:table-row>
          <table:table-cell table:style-name="Table1.A2" office:value-type="string">
            <text:p text:style-name="P10">d4</text:p>
          </table:table-cell>
          <table:table-cell table:style-name="Table1.A2" office:value-type="string">
            <text:p text:style-name="P10">fields</text:p>
          </table:table-cell>
          <table:table-cell table:style-name="Table1.C2" office:value-type="string">
            <text:p text:style-name="P10">These lines specify a single field and its attributes, this includes eg. a valuelabel and the associtated section. Line MUST start with ”field”.</text:p>
          </table:table-cell>
        </table:table-row>
        <table:table-row>
          <table:table-cell table:style-name="Table1.A2" office:value-type="string">
            <text:p text:style-name="P10">d5</text:p>
          </table:table-cell>
          <table:table-cell table:style-name="Table1.A2" office:value-type="string">
            <text:p text:style-name="P10">headings</text:p>
          </table:table-cell>
          <table:table-cell table:style-name="Table1.C2" office:value-type="string">
            <text:p text:style-name="P10">These lines specify a single heading and the associated section. Line MUST start with ”heading”.</text:p>
          </table:table-cell>
        </table:table-row>
        <table:table-row>
          <table:table-cell table:style-name="Table1.A2" office:value-type="string">
            <text:p text:style-name="P10">d6</text:p>
          </table:table-cell>
          <table:table-cell table:style-name="Table1.A2" office:value-type="string">
            <text:p text:style-name="P10">translate</text:p>
          </table:table-cell>
          <table:table-cell table:style-name="Table1.C2" office:value-type="string">
            <text:p text:style-name="P10">These lines specify a tran<text:span text:style-name="T2">s</text:span>lation for a given text. It is possible to translate a section, a heading, a field, and individual valuelabels. Line MUST start with ”translate”</text:p>
          </table:table-cell>
        </table:table-row>
      </table:table>
      <text:p text:style-name="P8"/>
      <text:p text:style-name="P8">Each of these have a special format, which MUST be followed. Subparts of the <text:s/>specification are separated with tab.</text:p>
      <text:p text:style-name="P1"/>
      <text:p text:style-name="P2">D1: Title</text:p>
      <text:p text:style-name="P3">This line specifies the default language of project file and defines a title for the project. Only a single line may be specified within the file and it MUST be the first non-commented line in the file (ie. no other specification is allowed before this line).</text:p>
      <text:p text:style-name="P3"/>
      <text:p text:style-name="P4"><text:span text:style-name="T4">format</text:span><text:span text:style-name="T3">:</text:span></text:p>
      <text:p text:style-name="P3">title<text:tab/>&lt;language ident&gt; &lt;”Title for the project”&gt;</text:p>
      <text:p text:style-name="P3"/>
      <text:p text:style-name="P3"><text:span text:style-name="T5">Example</text:span>:</text:p>
      <text:p text:style-name="P3">title<text:tab/>en<text:tab/>”This is my first EpiData template file”</text:p>
      <text:p text:style-name="P3"><text:tab/></text:p>
      <text:p text:style-name="P3"/>
      <text:p text:style-name="P3"/>
      <text:p text:style-name="P2"><text:soft-page-break/>D2: Valuelabels</text:p>
      <text:p text:style-name="P8">These contain definitions for a single value label in the project. Within the line is a specification that names the set which this value label belongs to, hence line with a previously unknown set name implicit specifies a new value label set.</text:p>
      <text:p text:style-name="P8">If you specify value labels in the field definitions you must also define the same valuelabels in the template file.</text:p>
      <text:p text:style-name="P8"/>
      <text:p text:style-name="P8"><text:span text:style-name="T7">format</text:span>:<text:line-break/>valuelabel<text:tab/>&lt;”set name in qoutes”&gt; &lt;value&gt; &lt;”text included in quotation marks”&gt; [missing]</text:p>
      <text:p text:style-name="P8"/>
      <text:p text:style-name="P8">Where ”valuelabel” is the key word, name is specified <text:s/>by the user, value is the desired value and missing is a keyword indicating that this value is used for missing.</text:p>
      <text:p text:style-name="P8"/>
      <text:p text:style-name="P8"><text:span text:style-name="T5">Example</text:span>:</text:p>
      <text:p text:style-name="P8">valuelabel<text:tab/>yn <text:tab/>1<text:tab/>”No”</text:p>
      <text:p text:style-name="P8">valuelabel<text:tab/>yn <text:tab/>2<text:tab/>”Yes”</text:p>
      <text:p text:style-name="P8">valuelabel <text:tab/>yn<text:tab/>8<text:tab/>”Irrelevant”<text:tab/>missing</text:p>
      <text:p text:style-name="P8">valuelabel<text:tab/>yn <text:tab/>9<text:tab/>”Unknown”<text:tab/>missing</text:p>
      <text:p text:style-name="P8"/>
      <text:p text:style-name="P8">Which would specify the value label ”yn” with the values 1,2,8 and 9 with the texts shown and values 8 and 9 defined as missing values. </text:p>
      <text:p text:style-name="P8"/>
      <text:p text:style-name="P2">D3: Sections</text:p>
      <text:p text:style-name="P8">These lines specify a single logical section placed on the main section. Each line can specify a unique name/caption and a width of the section. The name/caption of the section can later be used in the definition of fields to associate a field with this section.</text:p>
      <text:p text:style-name="P8"/>
      <text:p text:style-name="P1">Format:</text:p>
      <text:p text:style-name="P8">section<text:tab/><text:tab/>&lt;”name/caption in quotes”&gt; &lt;width&gt; <text:line-break/></text:p>
      <text:p text:style-name="P5">D4: Fields</text:p>
      <text:p text:style-name="P8">These contain definitions for a single field in the project. Each field is specified with a type, assigned to a section, given a name and accordingly a question text. The semi-optional attributes may be specified or should otherwise be specified with a default value which marks the attribute as ”not set”.</text:p>
      <text:p text:style-name="P8"/>
      <text:p text:style-name="P6">Format:</text:p>
      <text:p text:style-name="P8">field<text:tab/>&lt;fieldtype*&gt; &lt;format&gt; &lt;variable name&gt; &lt;”question in quoted text”&gt; [valuelabel name] [range min] [range max]</text:p>
      <text:p text:style-name="P8"/>
      <table:table table:name="Table2" table:style-name="Table2">
        <table:table-column table:style-name="Table2.A"/>
        <table:table-column table:style-name="Table2.B"/>
        <table:table-row>
          <table:table-cell table:style-name="Table2.A1" office:value-type="string">
            <text:p text:style-name="P8">Fieldtype</text:p>
          </table:table-cell>
          <table:table-cell table:style-name="Table2.B1" office:value-type="string">
            <text:p text:style-name="P8">Is a character defining the type of the field. The list of characters are:</text:p>
            <text:p text:style-name="P7">b = Boolean</text:p>
            <text:p text:style-name="P7"/>
            <text:p text:style-name="P7">i = Integer</text:p>
            <text:p text:style-name="P7">a = Auto Increment</text:p>
            <text:p text:style-name="P7"/>
            <text:p text:style-name="P7">f = Float</text:p>
            <text:p text:style-name="P7"/>
            <text:p text:style-name="P7">d = Date (DMY)</text:p>
            <text:p text:style-name="P7">e = Auto Date (DMY)</text:p>
            <text:p text:style-name="P7">m = Date (MDY)</text:p>
            <text:p text:style-name="P7">n = Auto Date (MDY)</text:p>
            <text:p text:style-name="P7">y = Date (YMD)</text:p>
            <text:p text:style-name="P7">z = Auto Date (YMD)</text:p>
            <text:p text:style-name="P7"/>
            <text:p text:style-name="P7">t = Time</text:p>
            <text:p text:style-name="P7">v = Auto Time</text:p>
            <text:p text:style-name="P7"><text:soft-page-break/></text:p>
            <text:p text:style-name="P7">s = String</text:p>
            <text:p text:style-name="P7">u = Uppercase String</text:p>
          </table:table-cell>
        </table:table-row>
        <table:table-row>
          <table:table-cell table:style-name="Table2.A2" office:value-type="string">
            <text:p text:style-name="P8">Format</text:p>
          </table:table-cell>
          <table:table-cell table:style-name="Table2.B2" office:value-type="string">
            <text:p text:style-name="P8">Define the length (or integers + decimal) of the field. Field with a predifined length (time, date, etc.) ignore this value and should for easy of use be set to 0 (null).</text:p>
          </table:table-cell>
        </table:table-row>
        <table:table-row>
          <table:table-cell table:style-name="Table2.A2" office:value-type="string">
            <text:p text:style-name="P8">Valuelabel name</text:p>
          </table:table-cell>
          <table:table-cell table:style-name="Table2.B2" office:value-type="string">
            <text:p text:style-name="P8">Should reference a value label set previously specified with a ”valuelabel” line, as described above. Default value ”nil” specifies not to use a value label set for this field.</text:p>
          </table:table-cell>
        </table:table-row>
        <table:table-row>
          <table:table-cell table:style-name="Table2.A2" office:value-type="string">
            <text:p text:style-name="P8">Range min/max</text:p>
          </table:table-cell>
          <table:table-cell table:style-name="Table2.B2" office:value-type="string">
            <text:p text:style-name="P8">Defines the min-/maximum value possible for this field. If both are set to ”0” (null) no range is defined otherwise the values are used. Content of the range specifiers are ignored for field types that cannot have a range defined (such as string and auto-fields).</text:p>
          </table:table-cell>
        </table:table-row>
      </table:table>
      <text:p text:style-name="P8"/>
      <text:p text:style-name="P8"><text:span text:style-name="T5">Examples</text:span>:</text:p>
      <text:p text:style-name="P8">field i 1 main v1 "Smoker" yn 0 0 <text:line-break/>field f 2.2 main v2 "next q" nil 0 100</text:p>
      <text:p text:style-name="P8">field s 20 demografy v3 ”First Name” nil 0 0 <text:line-break/></text:p>
      <text:p text:style-name="P8"/>
      <text:p text:style-name="P2"/>
      <text:p text:style-name="P2">D5: Headings</text:p>
      <text:p text:style-name="P8">These lines define a single heading in the project. Headings provide no functional and can only be used to display texturial information to the used of the project. The &lt;name&gt; is only used to facilitate translation, see below for details.</text:p>
      <text:p text:style-name="P8"/>
      <text:p text:style-name="P1">Format:</text:p>
      <text:p text:style-name="P8">heading<text:tab/>&lt;section&gt; &lt;name&gt; &lt;”caption text in quotes”&gt;</text:p>
      <text:p text:style-name="P8"/>
      <text:p text:style-name="P8"><text:span text:style-name="T6">Example</text:span>:</text:p>
      <text:p text:style-name="P8">heading main ”This is my first project!”</text:p>
      <text:p text:style-name="P8">heading demography ”Please enter the name:”</text:p>
      <text:p text:style-name="P8"/>
      <text:p text:style-name="P8"/>
      <text:p text:style-name="P8"/>
      <text:p text:style-name="P2">D6: Translation</text:p>
      <text:p text:style-name="P8">These lines define a translation to a text in a previous definition. The construct of these lines are somewhat different to the previous definition in the sense that here information is added to already existing definitions, but no new definition is given.</text:p>
      <text:p text:style-name="P8">It is possible to translate the caption of a section, the ”question” of a field, the caption of a heading and labels of a valuelabel.</text:p>
      <text:p text:style-name="P8"/>
      <text:p text:style-name="P8"><text:span text:style-name="T7">Format</text:span>:</text:p>
      <text:p text:style-name="P8">translate<text:tab/>&lt;valuelabel/section/field/heading&gt; &lt;name identifier&gt; [value] &lt;language ident&gt; &lt;”Text of translation in quotes”&gt;</text:p>
      <text:p text:style-name="P8"/>
      <text:p text:style-name="P8">The special contruct of [value] is to specify which label should be translated and is only used when translating value labels.</text:p>
      <text:p text:style-name="P8"/>
      <text:p text:style-name="P8"/>
      <text:p text:style-name="P8"><text:span text:style-name="T6">Example</text:span>:</text:p>
      <text:p text:style-name="P8">translate field V1 da ”Alder på personen”</text:p>
      <text:p text:style-name="P8"><text:soft-page-break/>translate heading H1 fr ”<text:bookmark text:name="result_box"/><text:span text:style-name="T8">Âge de la personne</text:span>”</text:p>
      <text:p text:style-name="P8">translate section Demography de ”Demografie”</text:p>
      <text:p text:style-name="P8">translate valuelabel YN 0 cn ”无”</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ns Lauritsen</meta:initial-creator>
    <meta:creation-date>2011-02-01T16:59:44</meta:creation-date>
    <meta:document-statistic meta:table-count="2" meta:image-count="0" meta:object-count="0" meta:page-count="4" meta:paragraph-count="98" meta:word-count="1078" meta:character-count="6187"/>
    <dc:date>2011-02-01T17:00:22</dc:date>
    <dc:creator>Jens Lauritsen</dc:creator>
    <meta:editing-duration>PT00H00M38S</meta:editing-duration>
    <meta:editing-cycles>1</meta:editing-cycles>
    <meta:generator>OpenOffice.org/3.2$Unix OpenOffice.org_project/320m19$Build-9505</meta:generator>
  </office:meta>
</office:document-meta>
</file>